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21">
      <style:table-cell-properties fo:background-color="#83caff"/>
    </style:style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fo:background-color="#c4d79b"/>
    </style:style>
    <style:style style:name="ce7" style:family="table-cell" style:parent-style-name="Default" style:data-style-name="N2">
      <style:table-cell-properties fo:background-color="#c4d79b"/>
    </style:style>
    <style:style style:name="ce8" style:family="table-cell" style:parent-style-name="Default" style:data-style-name="N0">
      <style:table-cell-properties fo:background-color="#83caff"/>
    </style:style>
    <style:style style:name="ce9" style:family="table-cell" style:parent-style-name="Default" style:data-style-name="N0">
      <style:table-cell-properties fo:background-color="#83caff"/>
      <style:text-properties fo:color="#3c3c3c" style:font-name="Ubuntu" fo:font-size="9pt" fo:language="none" fo:country="none" style:font-name-asian="Ubuntu" style:font-size-asian="9pt" style:language-asian="none" style:country-asian="none" style:font-name-complex="Ubuntu" style:font-size-complex="9pt" style:language-complex="none" style:country-complex="none"/>
    </style:style>
    <style:style style:name="ce10" style:family="table-cell" style:parent-style-name="Default" style:data-style-name="N121">
      <style:table-cell-properties fo:background-color="#83caff"/>
      <style:text-properties style:font-name="Liberation Sans" style:font-name-asian="Droid Sans Fallback" style:font-name-complex="FreeSans"/>
    </style:style>
    <style:style style:name="ce11" style:family="table-cell" style:parent-style-name="Default" style:data-style-name="N121"/>
    <style:style style:name="ce12" style:family="table-cell" style:parent-style-name="Default">
      <style:text-properties fo:color="#3c3c3c" style:font-name="Ubuntu" fo:font-size="9pt" fo:language="none" fo:country="none" style:font-name-asian="Ubuntu" style:font-size-asian="9pt" style:language-asian="none" style:country-asian="none" style:font-name-complex="Ubuntu" style:font-size-complex="9pt" style:language-complex="none" style:country-complex="none"/>
    </style:style>
    <style:style style:name="ce1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ce7"/>
        <table:table-column table:style-name="co1" table:number-columns-repeated="2" table:default-cell-style-name="ce5"/>
        <table:table-column table:style-name="co1" table:number-columns-repeated="2" table:default-cell-style-name="ce7"/>
        <table:table-column table:style-name="co1" table:default-cell-style-name="ce3"/>
        <table:table-column table:style-name="co1" table:default-cell-style-name="ce10"/>
        <table:table-column table:style-name="co1" table:number-columns-repeated="2" table:default-cell-style-name="ce11"/>
        <table:table-column table:style-name="co1" table:number-columns-repeated="9" table:default-cell-style-name="Default"/>
        <table:table-column table:style-name="co1" table:default-cell-style-name="ce5"/>
        <table:table-column table:style-name="co1" table:number-columns-repeated="2" table:default-cell-style-name="ce7"/>
        <table:table-column table:style-name="co1" table:number-columns-repeated="2" table:default-cell-style-name="ce5"/>
        <table:table-column table:style-name="co1" table:number-columns-repeated="2" table:default-cell-style-name="ce7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office:value-type="string" calcext:value-type="string">
            <text:p>Tm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3" office:value-type="float" office:value="0.000414497" calcext:value-type="float">
            <text:p>4.14E-004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(z(z+1)/M)^0.5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6" office:value-type="string" calcext:value-type="string">
            <text:p>Rm</text:p>
          </table:table-cell>
          <table:table-cell table:style-name="ce6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6" office:value-type="string" calcext:value-type="string">
            <text:p>Rc</text:p>
          </table:table-cell>
          <table:table-cell table:style-name="ce6" office:value-type="string" calcext:value-type="string">
            <text:p><text:s/>σ Rc</text:p>
          </table:table-cell>
          <table:table-cell table:style-name="ce8" office:value-type="string" calcext:value-type="string">
            <text:p>fbs</text:p>
          </table:table-cell>
          <table:table-cell table:style-name="ce9" office:value-type="string" calcext:value-type="string">
            <text:p>σ f bs</text:p>
          </table:table-cell>
          <table:table-cell table:style-name="Default"/>
          <table:table-cell table:style-name="ce12"/>
          <table:table-cell office:value-type="string" calcext:value-type="string">
            <text:p>e Tm</text:p>
          </table:table-cell>
          <table:table-cell table:number-columns-repeated="5"/>
          <table:table-cell table:style-name="ce4" table:number-columns-repeated="4"/>
          <table:table-cell table:style-name="ce6" table:number-columns-repeated="2"/>
          <table:table-cell table:style-name="ce4" table:number-columns-repeated="2"/>
          <table:table-cell table:style-name="ce6"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B4]*([.B4]+1)/[.C4])^0.5" office:value-type="string" office:string-value="" calcext:value-type="error">
            <text:p>#DIV/0!</text:p>
          </table:table-cell>
          <table:table-cell office:value-type="float" office:value="1439" calcext:value-type="float">
            <text:p>1439</text:p>
          </table:table-cell>
          <table:table-cell table:formula="of:=SQRT([.E4])" office:value-type="float" office:value="37.9341534767813" calcext:value-type="float">
            <text:p>37.93</text:p>
          </table:table-cell>
          <table:table-cell table:formula="of:=[.E4]/240" office:value-type="float" office:value="5.99583333333333" calcext:value-type="float">
            <text:p>6.00</text:p>
          </table:table-cell>
          <table:table-cell table:formula="of:=[.F4]/240" office:value-type="float" office:value="0.158058972819922" calcext:value-type="float">
            <text:p>0.16</text:p>
          </table:table-cell>
          <table:table-cell table:formula="of:=[.G4]-[.$Q$7]" office:value-type="float" office:value="5.52916333333333" calcext:value-type="float">
            <text:p>5.53</text:p>
          </table:table-cell>
          <table:table-cell table:formula="of:=([.H4]^2+[.$Q$9]^2)^0.5" office:value-type="float" office:value="0.169915886511206" calcext:value-type="float">
            <text:p>0.17</text:p>
          </table:table-cell>
          <table:table-cell table:formula="of:=[.I4]/(1-[.I4]*[.$Q$2])" office:value-type="float" office:value="5.54186429771367" calcext:value-type="float">
            <text:p>5.54</text:p>
          </table:table-cell>
          <table:table-cell table:formula="of:=([.J4]^2/(1-[.I4]*[.$Q$2])^4+([.I4]^2/(1-[.I4]*[.$Q$2])^2)^2*[.$Q$4]^2)^0.5" office:value-type="float" office:value="0.170698564015898" calcext:value-type="float">
            <text:p>0.17</text:p>
          </table:table-cell>
          <table:table-cell table:formula="of:=[.K4]/[.$K$4]" office:value-type="float" office:value="1" calcext:value-type="float">
            <text:p>1.000</text:p>
          </table:table-cell>
          <table:table-cell table:formula="of:=([.L4]^2/[.K4]^2+([.K4]/[.$K$4]^2)^2*[.$L$4]^2)^0.5" office:value-type="float" office:value="0.0435601110637963" calcext:value-type="float">
            <text:p>0.044</text:p>
          </table:table-cell>
          <table:table-cell table:number-columns-repeated="2"/>
          <table:table-cell table:style-name="ce13" office:value-type="float" office:value="0.0000204732" calcext:value-type="float">
            <text:p>2.05E-005</text:p>
          </table:table-cell>
          <table:table-cell table:number-columns-repeated="5"/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lastico</text:p>
          </table:table-cell>
          <table:table-cell office:value-type="float" office:value="3.5" calcext:value-type="float">
            <text:p>3.5</text:p>
          </table:table-cell>
          <table:table-cell office:value-type="float" office:value="6.50947" calcext:value-type="float">
            <text:p>6.50947</text:p>
          </table:table-cell>
          <table:table-cell table:formula="of:=([.B5]*([.B5]+1)/[.C5])^0.5" office:value-type="float" office:value="1.55549086213689" calcext:value-type="float">
            <text:p>1.555</text:p>
          </table:table-cell>
          <table:table-cell office:value-type="float" office:value="1644" calcext:value-type="float">
            <text:p>1644</text:p>
          </table:table-cell>
          <table:table-cell table:formula="of:=SQRT([.E5])" office:value-type="float" office:value="40.5462698654266" calcext:value-type="float">
            <text:p>40.55</text:p>
          </table:table-cell>
          <table:table-cell table:formula="of:=[.E5]/240" office:value-type="float" office:value="6.85" calcext:value-type="float">
            <text:p>6.85</text:p>
          </table:table-cell>
          <table:table-cell table:formula="of:=[.F5]/240" office:value-type="float" office:value="0.168942791105944" calcext:value-type="float">
            <text:p>0.17</text:p>
          </table:table-cell>
          <table:table-cell table:formula="of:=[.G5]-[.$Q$7]" office:value-type="float" office:value="6.38333" calcext:value-type="float">
            <text:p>6.38</text:p>
          </table:table-cell>
          <table:table-cell table:formula="of:=([.H5]^2+[.$Q$9]^2)^0.5" office:value-type="float" office:value="0.18008452533926" calcext:value-type="float">
            <text:p>0.18</text:p>
          </table:table-cell>
          <table:table-cell table:formula="of:=[.I5]/(1-[.I5]*[.$Q$2])" office:value-type="float" office:value="6.40026427450034" calcext:value-type="float">
            <text:p>6.40</text:p>
          </table:table-cell>
          <table:table-cell table:formula="of:=([.J5]^2/(1-[.I5]*[.$Q$2])^4+([.I5]^2/(1-[.I5]*[.$Q$2])^2)^2*[.$Q$4]^2)^0.5" office:value-type="float" office:value="0.181043224203433" calcext:value-type="float">
            <text:p>0.18</text:p>
          </table:table-cell>
          <table:table-cell table:formula="of:=[.K5]/[.$K$4]" office:value-type="float" office:value="1.15489371999614" calcext:value-type="float">
            <text:p>1.155</text:p>
          </table:table-cell>
          <table:table-cell table:formula="of:=([.L5]^2/[.K5]^2+([.K5]/[.$K$4]^2)^2*[.$L$4]^2)^0.5" office:value-type="float" office:value="0.0454484018171369" calcext:value-type="float">
            <text:p>0.045</text:p>
          </table:table-cell>
          <table:table-cell table:number-columns-repeated="4"/>
          <table:table-cell table:formula="of:=[.D5]" office:value-type="float" office:value="1.55549086213689" calcext:value-type="float">
            <text:p>1.5554908621</text:p>
          </table:table-cell>
          <table:table-cell table:formula="of:=[.M5]" office:value-type="float" office:value="1.15489371999614" calcext:value-type="float">
            <text:p>1.15489372</text:p>
          </table:table-cell>
          <table:table-cell office:value-type="float" office:value="0" calcext:value-type="float">
            <text:p>0</text:p>
          </table:table-cell>
          <table:table-cell table:formula="of:=[.N5]" office:value-type="float" office:value="0.0454484018171369" calcext:value-type="float">
            <text:p>0.0454484018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vidro </text:p>
          </table:table-cell>
          <table:table-cell office:value-type="float" office:value="10" calcext:value-type="float">
            <text:p>10</text:p>
          </table:table-cell>
          <table:table-cell office:value-type="float" office:value="20.0281" calcext:value-type="float">
            <text:p>20.0281</text:p>
          </table:table-cell>
          <table:table-cell table:formula="of:=([.B6]*([.B6]+1)/[.C6])^0.5" office:value-type="float" office:value="2.34356210540805" calcext:value-type="float">
            <text:p>2.344</text:p>
          </table:table-cell>
          <table:table-cell office:value-type="float" office:value="1638" calcext:value-type="float">
            <text:p>1638</text:p>
          </table:table-cell>
          <table:table-cell table:formula="of:=SQRT([.E6])" office:value-type="float" office:value="40.4722126896961" calcext:value-type="float">
            <text:p>40.47</text:p>
          </table:table-cell>
          <table:table-cell table:formula="of:=[.E6]/240" office:value-type="float" office:value="6.825" calcext:value-type="float">
            <text:p>6.83</text:p>
          </table:table-cell>
          <table:table-cell table:formula="of:=[.F6]/240" office:value-type="float" office:value="0.168634219540401" calcext:value-type="float">
            <text:p>0.17</text:p>
          </table:table-cell>
          <table:table-cell table:formula="of:=[.G6]-[.$Q$7]" office:value-type="float" office:value="6.35833" calcext:value-type="float">
            <text:p>6.36</text:p>
          </table:table-cell>
          <table:table-cell table:formula="of:=([.H6]^2+[.$Q$9]^2)^0.5" office:value-type="float" office:value="0.179795076684541" calcext:value-type="float">
            <text:p>0.18</text:p>
          </table:table-cell>
          <table:table-cell table:formula="of:=[.I6]/(1-[.I6]*[.$Q$2])" office:value-type="float" office:value="6.37513171516277" calcext:value-type="float">
            <text:p>6.38</text:p>
          </table:table-cell>
          <table:table-cell table:formula="of:=([.J6]^2/(1-[.I6]*[.$Q$2])^4+([.I6]^2/(1-[.I6]*[.$Q$2])^2)^2*[.$Q$4]^2)^0.5" office:value-type="float" office:value="0.180748454645326" calcext:value-type="float">
            <text:p>0.18</text:p>
          </table:table-cell>
          <table:table-cell table:formula="of:=[.K6]/[.$K$4]" office:value-type="float" office:value="1.15035868305055" calcext:value-type="float">
            <text:p>1.150</text:p>
          </table:table-cell>
          <table:table-cell table:formula="of:=([.L6]^2/[.K6]^2+([.K6]/[.$K$4]^2)^2*[.$L$4]^2)^0.5" office:value-type="float" office:value="0.0453799067096632" calcext:value-type="float">
            <text:p>0.045</text:p>
          </table:table-cell>
          <table:table-cell table:number-columns-repeated="2"/>
          <table:table-cell office:value-type="string" calcext:value-type="string">
            <text:p>Ramb</text:p>
          </table:table-cell>
          <table:table-cell/>
          <table:table-cell table:formula="of:=[.D6]" office:value-type="float" office:value="2.34356210540805" calcext:value-type="float">
            <text:p>2.3435621054</text:p>
          </table:table-cell>
          <table:table-cell table:formula="of:=[.M6]" office:value-type="float" office:value="1.15035868305055" calcext:value-type="float">
            <text:p>1.1503586831</text:p>
          </table:table-cell>
          <table:table-cell office:value-type="float" office:value="0" calcext:value-type="float">
            <text:p>0</text:p>
          </table:table-cell>
          <table:table-cell table:formula="of:=[.N6]" office:value-type="float" office:value="0.0453799067096632" calcext:value-type="float">
            <text:p>0.0453799067</text:p>
          </table:table-cell>
          <table:table-cell table:style-name="ce4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6.981539" calcext:value-type="float">
            <text:p>26.981539</text:p>
          </table:table-cell>
          <table:table-cell table:formula="of:=([.B7]*([.B7]+1)/[.C7])^0.5" office:value-type="float" office:value="2.59718170586308" calcext:value-type="float">
            <text:p>2.597</text:p>
          </table:table-cell>
          <table:table-cell office:value-type="float" office:value="1665" calcext:value-type="float">
            <text:p>1665</text:p>
          </table:table-cell>
          <table:table-cell table:formula="of:=SQRT([.E7])" office:value-type="float" office:value="40.8044115262063" calcext:value-type="float">
            <text:p>40.80</text:p>
          </table:table-cell>
          <table:table-cell table:formula="of:=[.E7]/240" office:value-type="float" office:value="6.9375" calcext:value-type="float">
            <text:p>6.94</text:p>
          </table:table-cell>
          <table:table-cell table:formula="of:=[.F7]/240" office:value-type="float" office:value="0.170018381359193" calcext:value-type="float">
            <text:p>0.17</text:p>
          </table:table-cell>
          <table:table-cell table:formula="of:=[.G7]-[.$Q$7]" office:value-type="float" office:value="6.47083" calcext:value-type="float">
            <text:p>6.47</text:p>
          </table:table-cell>
          <table:table-cell table:formula="of:=([.H7]^2+[.$Q$9]^2)^0.5" office:value-type="float" office:value="0.181093952411449" calcext:value-type="float">
            <text:p>0.18</text:p>
          </table:table-cell>
          <table:table-cell table:formula="of:=[.I7]/(1-[.I7]*[.$Q$2])" office:value-type="float" office:value="6.48823234505272" calcext:value-type="float">
            <text:p>6.49</text:p>
          </table:table-cell>
          <table:table-cell table:formula="of:=([.J7]^2/(1-[.I7]*[.$Q$2])^4+([.I7]^2/(1-[.I7]*[.$Q$2])^2)^2*[.$Q$4]^2)^0.5" office:value-type="float" office:value="0.182071353161421" calcext:value-type="float">
            <text:p>0.18</text:p>
          </table:table-cell>
          <table:table-cell table:formula="of:=[.K7]/[.$K$4]" office:value-type="float" office:value="1.17076709145142" calcext:value-type="float">
            <text:p>1.171</text:p>
          </table:table-cell>
          <table:table-cell table:formula="of:=([.L7]^2/[.K7]^2+([.K7]/[.$K$4]^2)^2*[.$L$4]^2)^0.5" office:value-type="float" office:value="0.0456935390152406" calcext:value-type="float">
            <text:p>0.046</text:p>
          </table:table-cell>
          <table:table-cell table:number-columns-repeated="2"/>
          <table:table-cell office:value-type="float" office:value="0.46667" calcext:value-type="float">
            <text:p>0.46667</text:p>
          </table:table-cell>
          <table:table-cell/>
          <table:table-cell table:formula="of:=[.D7]" office:value-type="float" office:value="2.59718170586308" calcext:value-type="float">
            <text:p>2.5971817059</text:p>
          </table:table-cell>
          <table:table-cell table:formula="of:=[.M7]" office:value-type="float" office:value="1.17076709145142" calcext:value-type="float">
            <text:p>1.1707670915</text:p>
          </table:table-cell>
          <table:table-cell office:value-type="float" office:value="0" calcext:value-type="float">
            <text:p>0</text:p>
          </table:table-cell>
          <table:table-cell table:formula="of:=[.N7]" office:value-type="float" office:value="0.0456935390152406" calcext:value-type="float">
            <text:p>0.0456935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ço</text:p>
          </table:table-cell>
          <table:table-cell office:value-type="float" office:value="25.8" calcext:value-type="float">
            <text:p>25.8</text:p>
          </table:table-cell>
          <table:table-cell office:value-type="float" office:value="55.409" calcext:value-type="float">
            <text:p>55.409</text:p>
          </table:table-cell>
          <table:table-cell table:formula="of:=([.B8]*([.B8]+1)/[.C8])^0.5" office:value-type="float" office:value="3.53254004616379" calcext:value-type="float">
            <text:p>3.533</text:p>
          </table:table-cell>
          <table:table-cell office:value-type="float" office:value="1813" calcext:value-type="float">
            <text:p>1813</text:p>
          </table:table-cell>
          <table:table-cell table:formula="of:=SQRT([.E8])" office:value-type="float" office:value="42.5793377120875" calcext:value-type="float">
            <text:p>42.58</text:p>
          </table:table-cell>
          <table:table-cell table:formula="of:=[.E8]/240" office:value-type="float" office:value="7.55416666666667" calcext:value-type="float">
            <text:p>7.55</text:p>
          </table:table-cell>
          <table:table-cell table:formula="of:=[.F8]/240" office:value-type="float" office:value="0.177413907133698" calcext:value-type="float">
            <text:p>0.18</text:p>
          </table:table-cell>
          <table:table-cell table:formula="of:=[.G8]-[.$Q$7]" office:value-type="float" office:value="7.08749666666667" calcext:value-type="float">
            <text:p>7.09</text:p>
          </table:table-cell>
          <table:table-cell table:formula="of:=([.H8]^2+[.$Q$9]^2)^0.5" office:value-type="float" office:value="0.188054417774336" calcext:value-type="float">
            <text:p>0.19</text:p>
          </table:table-cell>
          <table:table-cell table:formula="of:=[.I8]/(1-[.I8]*[.$Q$2])" office:value-type="float" office:value="7.10837928021598" calcext:value-type="float">
            <text:p>7.11</text:p>
          </table:table-cell>
          <table:table-cell table:formula="of:=([.J8]^2/(1-[.I8]*[.$Q$2])^4+([.I8]^2/(1-[.I8]*[.$Q$2])^2)^2*[.$Q$4]^2)^0.5" office:value-type="float" office:value="0.189167046776261" calcext:value-type="float">
            <text:p>0.19</text:p>
          </table:table-cell>
          <table:table-cell table:formula="of:=[.K8]/[.$K$4]" office:value-type="float" office:value="1.28266931457499" calcext:value-type="float">
            <text:p>1.283</text:p>
          </table:table-cell>
          <table:table-cell table:formula="of:=([.L8]^2/[.K8]^2+([.K8]/[.$K$4]^2)^2*[.$L$4]^2)^0.5" office:value-type="float" office:value="0.0476350524541568" calcext:value-type="float">
            <text:p>0.048</text:p>
          </table:table-cell>
          <table:table-cell table:number-columns-repeated="2"/>
          <table:table-cell office:value-type="string" calcext:value-type="string">
            <text:p>E Ramb</text:p>
          </table:table-cell>
          <table:table-cell/>
          <table:table-cell table:formula="of:=[.D8]" office:value-type="float" office:value="3.53254004616379" calcext:value-type="float">
            <text:p>3.5325400462</text:p>
          </table:table-cell>
          <table:table-cell table:formula="of:=[.M8]" office:value-type="float" office:value="1.28266931457499" calcext:value-type="float">
            <text:p>1.2826693146</text:p>
          </table:table-cell>
          <table:table-cell office:value-type="float" office:value="0" calcext:value-type="float">
            <text:p>0</text:p>
          </table:table-cell>
          <table:table-cell table:formula="of:=[.N8]" office:value-type="float" office:value="0.0476350524541568" calcext:value-type="float">
            <text:p>0.0476350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.546" calcext:value-type="float">
            <text:p>63.546</text:p>
          </table:table-cell>
          <table:table-cell table:formula="of:=([.B9]*([.B9]+1)/[.C9])^0.5" office:value-type="float" office:value="3.70011751249463" calcext:value-type="float">
            <text:p>3.700</text:p>
          </table:table-cell>
          <table:table-cell office:value-type="float" office:value="1894" calcext:value-type="float">
            <text:p>1894</text:p>
          </table:table-cell>
          <table:table-cell table:formula="of:=SQRT([.E9])" office:value-type="float" office:value="43.5201102939779" calcext:value-type="float">
            <text:p>43.52</text:p>
          </table:table-cell>
          <table:table-cell table:formula="of:=[.E9]/240" office:value-type="float" office:value="7.89166666666667" calcext:value-type="float">
            <text:p>7.89</text:p>
          </table:table-cell>
          <table:table-cell table:formula="of:=[.F9]/240" office:value-type="float" office:value="0.181333792891575" calcext:value-type="float">
            <text:p>0.18</text:p>
          </table:table-cell>
          <table:table-cell table:formula="of:=[.G9]-[.$Q$7]" office:value-type="float" office:value="7.42499666666667" calcext:value-type="float">
            <text:p>7.42</text:p>
          </table:table-cell>
          <table:table-cell table:formula="of:=([.H9]^2+[.$Q$9]^2)^0.5" office:value-type="float" office:value="0.1917569139417" calcext:value-type="float">
            <text:p>0.19</text:p>
          </table:table-cell>
          <table:table-cell table:formula="of:=[.I9]/(1-[.I9]*[.$Q$2])" office:value-type="float" office:value="7.44791867046896" calcext:value-type="float">
            <text:p>7.45</text:p>
          </table:table-cell>
          <table:table-cell table:formula="of:=([.J9]^2/(1-[.I9]*[.$Q$2])^4+([.I9]^2/(1-[.I9]*[.$Q$2])^2)^2*[.$Q$4]^2)^0.5" office:value-type="float" office:value="0.192946044653545" calcext:value-type="float">
            <text:p>0.19</text:p>
          </table:table-cell>
          <table:table-cell table:formula="of:=[.K9]/[.$K$4]" office:value-type="float" office:value="1.34393739549733" calcext:value-type="float">
            <text:p>1.344</text:p>
          </table:table-cell>
          <table:table-cell table:formula="of:=([.L9]^2/[.K9]^2+([.K9]/[.$K$4]^2)^2*[.$L$4]^2)^0.5" office:value-type="float" office:value="0.0488334843476061" calcext:value-type="float">
            <text:p>0.049</text:p>
          </table:table-cell>
          <table:table-cell table:number-columns-repeated="2"/>
          <table:table-cell office:value-type="float" office:value="0.06236" calcext:value-type="float">
            <text:p>0.06236</text:p>
          </table:table-cell>
          <table:table-cell/>
          <table:table-cell table:formula="of:=[.D9]" office:value-type="float" office:value="3.70011751249463" calcext:value-type="float">
            <text:p>3.7001175125</text:p>
          </table:table-cell>
          <table:table-cell table:formula="of:=[.M9]" office:value-type="float" office:value="1.34393739549733" calcext:value-type="float">
            <text:p>1.3439373955</text:p>
          </table:table-cell>
          <table:table-cell office:value-type="float" office:value="0" calcext:value-type="float">
            <text:p>0</text:p>
          </table:table-cell>
          <table:table-cell table:formula="of:=[.N9]" office:value-type="float" office:value="0.0488334843476061" calcext:value-type="float">
            <text:p>0.0488334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.84" calcext:value-type="float">
            <text:p>183.84</text:p>
          </table:table-cell>
          <table:table-cell table:formula="of:=([.B10]*([.B10]+1)/[.C10])^0.5" office:value-type="float" office:value="5.49447859575087" calcext:value-type="float">
            <text:p>5.494</text:p>
          </table:table-cell>
          <table:table-cell office:value-type="float" office:value="2131" calcext:value-type="float">
            <text:p>2131</text:p>
          </table:table-cell>
          <table:table-cell table:formula="of:=SQRT([.E10])" office:value-type="float" office:value="46.1627555503352" calcext:value-type="float">
            <text:p>46.16</text:p>
          </table:table-cell>
          <table:table-cell table:formula="of:=[.E10]/240" office:value-type="float" office:value="8.87916666666667" calcext:value-type="float">
            <text:p>8.88</text:p>
          </table:table-cell>
          <table:table-cell table:formula="of:=[.F10]/240" office:value-type="float" office:value="0.192344814793063" calcext:value-type="float">
            <text:p>0.19</text:p>
          </table:table-cell>
          <table:table-cell table:formula="of:=[.G10]-[.$Q$7]" office:value-type="float" office:value="8.41249666666667" calcext:value-type="float">
            <text:p>8.41</text:p>
          </table:table-cell>
          <table:table-cell table:formula="of:=([.H10]^2+[.$Q$9]^2)^0.5" office:value-type="float" office:value="0.202201131000244" calcext:value-type="float">
            <text:p>0.20</text:p>
          </table:table-cell>
          <table:table-cell table:formula="of:=[.I10]/(1-[.I10]*[.$Q$2])" office:value-type="float" office:value="8.44193330509815" calcext:value-type="float">
            <text:p>8.44</text:p>
          </table:table-cell>
          <table:table-cell table:formula="of:=([.J10]^2/(1-[.I10]*[.$Q$2])^4+([.I10]^2/(1-[.I10]*[.$Q$2])^2)^2*[.$Q$4]^2)^0.5" office:value-type="float" office:value="0.203623900785583" calcext:value-type="float">
            <text:p>0.20</text:p>
          </table:table-cell>
          <table:table-cell table:formula="of:=[.K10]/[.$K$4]" office:value-type="float" office:value="1.52330206074893" calcext:value-type="float">
            <text:p>1.523</text:p>
          </table:table-cell>
          <table:table-cell table:formula="of:=([.L10]^2/[.K10]^2+([.K10]/[.$K$4]^2)^2*[.$L$4]^2)^0.5" office:value-type="float" office:value="0.0527570534144539" calcext:value-type="float">
            <text:p>0.053</text:p>
          </table:table-cell>
          <table:table-cell table:number-columns-repeated="4"/>
          <table:table-cell table:formula="of:=[.D10]" office:value-type="float" office:value="5.49447859575087" calcext:value-type="float">
            <text:p>5.4944785958</text:p>
          </table:table-cell>
          <table:table-cell table:formula="of:=[.M10]" office:value-type="float" office:value="1.52330206074893" calcext:value-type="float">
            <text:p>1.5233020607</text:p>
          </table:table-cell>
          <table:table-cell office:value-type="float" office:value="0" calcext:value-type="float">
            <text:p>0</text:p>
          </table:table-cell>
          <table:table-cell table:formula="of:=[.N10]" office:value-type="float" office:value="0.0527570534144539" calcext:value-type="float">
            <text:p>0.0527570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.2" calcext:value-type="float">
            <text:p>207.2</text:p>
          </table:table-cell>
          <table:table-cell table:formula="of:=([.B11]*([.B11]+1)/[.C11])^0.5" office:value-type="float" office:value="5.731273012821" calcext:value-type="float">
            <text:p>5.731</text:p>
          </table:table-cell>
          <table:table-cell office:value-type="float" office:value="2160" calcext:value-type="float">
            <text:p>2160</text:p>
          </table:table-cell>
          <table:table-cell table:formula="of:=SQRT([.E11])" office:value-type="float" office:value="46.475800154489" calcext:value-type="float">
            <text:p>46.48</text:p>
          </table:table-cell>
          <table:table-cell table:formula="of:=[.E11]/240" office:value-type="float" office:value="9" calcext:value-type="float">
            <text:p>9.00</text:p>
          </table:table-cell>
          <table:table-cell table:formula="of:=[.F11]/240" office:value-type="float" office:value="0.193649167310371" calcext:value-type="float">
            <text:p>0.19</text:p>
          </table:table-cell>
          <table:table-cell table:formula="of:=[.G11]-[.$Q$7]" office:value-type="float" office:value="8.53333" calcext:value-type="float">
            <text:p>8.53</text:p>
          </table:table-cell>
          <table:table-cell table:formula="of:=([.H11]^2+[.$Q$9]^2)^0.5" office:value-type="float" office:value="0.203442300419554" calcext:value-type="float">
            <text:p>0.20</text:p>
          </table:table-cell>
          <table:table-cell table:formula="of:=[.I11]/(1-[.I11]*[.$Q$2])" office:value-type="float" office:value="8.56361986330385" calcext:value-type="float">
            <text:p>8.56</text:p>
          </table:table-cell>
          <table:table-cell table:formula="of:=([.J11]^2/(1-[.I11]*[.$Q$2])^4+([.I11]^2/(1-[.I11]*[.$Q$2])^2)^2*[.$Q$4]^2)^0.5" office:value-type="float" office:value="0.204894640213665" calcext:value-type="float">
            <text:p>0.20</text:p>
          </table:table-cell>
          <table:table-cell table:formula="of:=[.K11]/[.$K$4]" office:value-type="float" office:value="1.54525975434599" calcext:value-type="float">
            <text:p>1.545</text:p>
          </table:table-cell>
          <table:table-cell table:formula="of:=([.L11]^2/[.K11]^2+([.K11]/[.$K$4]^2)^2*[.$L$4]^2)^0.5" office:value-type="float" office:value="0.0532718806590633" calcext:value-type="float">
            <text:p>0.053</text:p>
          </table:table-cell>
          <table:table-cell table:number-columns-repeated="4"/>
          <table:table-cell table:formula="of:=[.D11]" office:value-type="float" office:value="5.731273012821" calcext:value-type="float">
            <text:p>5.7312730128</text:p>
          </table:table-cell>
          <table:table-cell table:formula="of:=[.M11]" office:value-type="float" office:value="1.54525975434599" calcext:value-type="float">
            <text:p>1.5452597543</text:p>
          </table:table-cell>
          <table:table-cell office:value-type="float" office:value="0" calcext:value-type="float">
            <text:p>0</text:p>
          </table:table-cell>
          <table:table-cell table:formula="of:=[.N11]" office:value-type="float" office:value="0.0532718806590633" calcext:value-type="float">
            <text:p>0.053271880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2:14:09.797231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0:02:17.007460096</meta:creation-date>
    <dc:date>2015-11-12T19:58:33.343999213</dc:date>
    <meta:editing-duration>PT8H57M57S</meta:editing-duration>
    <meta:editing-cycles>6</meta:editing-cycles>
    <meta:generator>LibreOffice/4.2.8.2$Linux_X86_64 LibreOffice_project/420m0$Build-2</meta:generator>
    <meta:document-statistic meta:table-count="1" meta:cell-count="162" meta:object-count="0"/>
  </office:meta>
</office:document-meta>
</file>